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_20__28_var_29_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dash" draw:stroke-dash="Fine_20_Dashed_20__28_var_29_" draw:fill="none" draw:textarea-vertical-align="middle"/>
    </style:style>
    <style:style style:name="gr4" style:family="graphic" style:parent-style-name="standard">
      <style:graphic-properties draw:stroke="none" draw:fill="hatch" draw:fill-hatch-name="Black_20_45_20_Degrees" draw:textarea-vertical-align="middle"/>
    </style:style>
    <style:style style:name="gr5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51cm" svg:stroke-color="#000000" draw:marker-start-width="0.279cm" draw:marker-end-width="0.279cm" draw:fill="none" draw:fill-hatch-solid="false" draw:textarea-vertical-align="middle" fo:padding-top="0.15cm" fo:padding-bottom="0.15cm" fo:padding-left="0.275cm" fo:padding-right="0.275cm" draw:shadow-offset-x="0.203cm" draw:shadow-offset-y="0.203cm"/>
    </style:style>
    <style:style style:name="gr7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29cm" draw:marker-end="Arrow_20_concave" draw:marker-end-width="0.203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fo:min-height="1.016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text-position="sub 58%" fo:font-size="15pt" style:font-size-asian="15pt" style:font-weight-asian="normal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8.001cm" svg:x="2.067cm" svg:y="1.7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4.099cm" svg:y1="1.702cm" svg:x2="4.099cm" svg:y2="7.671cm">
          <text:p/>
        </draw:line>
        <draw:line draw:style-name="gr3" draw:text-style-name="P1" draw:layer="layout" svg:x1="10.068cm" svg:y1="7.69cm" svg:x2="4.099cm" svg:y2="7.69cm">
          <text:p/>
        </draw:line>
        <draw:line draw:style-name="gr3" draw:text-style-name="P1" draw:layer="layout" svg:x1="4.099cm" svg:y1="7.671cm" svg:x2="2.067cm" svg:y2="9.703cm">
          <text:p/>
        </draw:line>
        <draw:polygon draw:style-name="gr4" draw:text-style-name="P1" draw:layer="layout" svg:width="2.031cm" svg:height="8cm" svg:x="2.094cm" svg:y="1.682cm" svg:viewBox="0 0 2032 8001" draw:points="0,8001 2032,5969 2032,0 0,2032">
          <text:p/>
        </draw:polygon>
        <draw:polygon draw:style-name="gr4" draw:text-style-name="P1" draw:layer="layout" svg:width="2.031cm" svg:height="8cm" svg:x="8.066cm" svg:y="1.741cm" svg:viewBox="0 0 2032 8001" draw:points="0,8001 2032,5969 2032,0 0,2032">
          <text:p/>
        </draw:polygon>
        <draw:custom-shape draw:style-name="gr5" draw:text-style-name="P1" draw:layer="layout" svg:width="0.254cm" svg:height="0.254cm" svg:x="9.021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3.049cm" svg:y="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1" draw:layer="layout" svg:width="1.927cm" svg:height="8cm" svg:x="13.601cm" svg:y="3.226cm" svg:viewBox="0 0 1928 8001" draw:points="23,8001 1928,5842 1928,0 0,1983">
          <text:p/>
        </draw:polygon>
        <draw:line draw:style-name="gr7" draw:text-style-name="P1" draw:layer="layout" svg:x1="8.036cm" svg:y1="3.692cm" svg:x2="13.624cm" svg:y2="5.216cm">
          <text:p/>
        </draw:line>
        <draw:line draw:style-name="gr7" draw:text-style-name="P1" draw:layer="layout" svg:x1="10.068cm" svg:y1="1.701cm" svg:x2="15.529cm" svg:y2="3.226cm">
          <text:p/>
        </draw:line>
        <draw:line draw:style-name="gr7" draw:text-style-name="P1" draw:layer="layout" svg:x1="8.058cm" svg:y1="9.702cm" svg:x2="13.646cm" svg:y2="11.226cm">
          <text:p/>
        </draw:line>
        <draw:line draw:style-name="gr2" draw:text-style-name="P1" draw:layer="layout" svg:x1="10.068cm" svg:y1="7.698cm" svg:x2="15.529cm" svg:y2="9.068cm">
          <text:p/>
        </draw:line>
        <draw:line draw:style-name="gr8" draw:text-style-name="P1" draw:layer="layout" svg:x1="6.063cm" svg:y1="5.698cm" svg:x2="11.846cm" svg:y2="6.401cm">
          <text:p/>
        </draw:line>
        <draw:custom-shape draw:style-name="gr9" draw:text-style-name="P1" draw:layer="layout" svg:width="0.254cm" svg:height="0.254cm" svg:x="5.936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11.711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278cm" svg:y1="5.696cm" svg:x2="10.929cm" svg:y2="5.696cm">
          <text:p/>
        </draw:line>
        <draw:frame draw:style-name="gr11" draw:text-style-name="P2" draw:layer="layout" svg:width="1.27cm" svg:height="1.266cm" svg:x="10.703cm" svg:y="4.877cm">
          <draw:text-box>
            <text:p><text:span text:style-name="T1">S</text:span><text:span text:style-name="T2">f</text:span></text:p>
          </draw:text-box>
        </draw:frame>
        <draw:frame draw:style-name="gr12" draw:layer="layout" svg:width="1.143cm" svg:height="1.016cm" svg:x="5.61cm" svg:y="6.012cm">
          <draw:text-box>
            <text:p>P</text:p>
          </draw:text-box>
        </draw:frame>
        <draw:frame draw:style-name="gr12" draw:layer="layout" svg:width="1.143cm" svg:height="1.016cm" svg:x="11.411cm" svg:y="6.612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54cm" draw:rotation="13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0T09:53:08</meta:creation-date>
    <dc:date>2013-09-06T15:02:58</dc:date>
    <meta:editing-duration>PT59M47S</meta:editing-duration>
    <meta:editing-cycles>5</meta:editing-cycles>
    <meta:generator>LibreOffice/3.5$Linux_x86 LibreOffice_project/350m1$Build-2</meta:generator>
    <meta:document-statistic meta:object-count="20"/>
  </office:meta>
</office:document-meta>
</file>